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5" style:family="table-cell" style:parent-style-name="Default">
      <style:table-cell-properties fo:background-color="#66ff99" fo:border="0.06pt solid #0000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 style:data-style-name="N100">
      <style:table-cell-properties fo:background-color="#ff00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#ccff66" fo:border="0.06pt solid #000000"/>
    </style:style>
    <style:style style:name="ce10" style:family="table-cell" style:parent-style-name="Default">
      <style:table-cell-properties fo:background-color="#800080"/>
    </style:style>
    <style:style style:name="ce11" style:family="table-cell" style:parent-style-name="Default">
      <style:table-cell-properties fo:background-color="#ff0000"/>
      <style:text-properties fo:color="#000000"/>
    </style:style>
    <style:style style:name="ce12" style:family="table-cell" style:parent-style-name="Default">
      <style:table-cell-properties fo:background-color="#ffcc00" fo:border="0.06pt solid #00000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5" office:value-type="string" calcext:value-type="string">
            <text:p>HIPS</text:p>
          </table:table-cell>
          <table:table-cell table:style-name="ce5" table:number-columns-repeated="2"/>
          <table:table-cell table:style-name="ce9" office:value-type="string" calcext:value-type="string">
            <text:p>ABS</text:p>
          </table:table-cell>
          <table:table-cell table:style-name="ce9" table:number-columns-repeated="2"/>
          <table:table-cell table:style-name="ce12" office:value-type="string" calcext:value-type="string">
            <text:p>PLA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Fast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Slow</text:p>
          </table:table-cell>
          <table:table-cell table:style-name="ce9" office:value-type="string" calcext:value-type="string">
            <text:p>Fast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Slow</text:p>
          </table:table-cell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13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solid_layer_thickness<text:span text:style-name="T1"> (top/bottom)</text:span>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2" office:value-type="float" office:value="0.8" calcext:value-type="float">
            <text:p>0.8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all_thickness</text:p>
          </table:table-cell>
          <table:table-cell office:value-type="float" office:value="0.8" calcext:value-type="float">
            <text:p>0.8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5" table:style-name="ce2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6" table:style-name="ce2" office:value-type="float" office:value="230" calcext:value-type="float">
            <text:p>230</text:p>
          </table:table-cell>
          <table:table-cell table:number-columns-repeated="3" table:style-name="ce2" office:value-type="float" office:value="200" calcext:value-type="float">
            <text:p>2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65" calcext:value-type="float">
            <text:p>6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6"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9" table:style-name="ce2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9" table:style-name="ce2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9" table:style-name="ce2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2" office:value-type="float" office:value="175" calcext:value-type="float">
            <text:p>175</text:p>
          </table:table-cell>
          <table:table-cell table:number-columns-repeated="3" table:style-name="ce6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6" table:style-name="ce2" office:value-type="float" office:value="25" calcext:value-type="float">
            <text:p>25</text:p>
          </table:table-cell>
          <table:table-cell table:number-columns-repeated="3" table:style-name="ce6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5" table:style-name="ce2" office:value-type="float" office:value="55" calcext:value-type="float">
            <text:p>5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6" office:value-type="float" office:value="45" calcext:value-type="float">
            <text:p>45</text:p>
          </table:table-cell>
          <table:table-cell table:number-columns-repeated="4" table:style-name="ce2" office:value-type="float" office:value="45" calcext:value-type="float">
            <text:p>4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4" table:style-name="ce2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2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float" office:value="50" calcext:value-type="float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11" office:value-type="float" office:value="50" calcext:value-type="float">
            <text:p>50</text:p>
          </table:table-cell>
          <table:table-cell table:number-columns-repeated="3" table:style-name="ce2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head_lift</text:p>
          </table:table-cell>
          <table:table-cell table:style-name="ce3" office:value-type="string" calcext:value-type="string">
            <text:p>False</text:p>
          </table:table-cell>
          <table:table-cell table:number-columns-repeated="9" table:style-name="ce4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enabled</text:p>
          </table:table-cell>
          <table:table-cell table:style-name="ce3" office:value-type="string" calcext:value-type="string">
            <text:p>True</text:p>
          </table:table-cell>
          <table:table-cell table:number-columns-repeated="9" table:style-name="ce4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ft_airgap</text:p>
          </table:table-cell>
          <table:table-cell table:style-name="ce3" office:value-type="string" calcext:value-type="string">
            <text:p>0.22</text:p>
          </table:table-cell>
          <table:table-cell table:number-columns-repeated="9" table:style-name="ce4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Support (same for all)</text:p>
          </table:table-cell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1"/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support_type</text:p>
          </table:table-cell>
          <table:table-cell table:style-name="ce4"/>
          <table:table-cell table:style-name="ce7" office:value-type="string" calcext:value-type="string">
            <text:p>lines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angle</text:p>
          </table:table-cell>
          <table:table-cell table:style-name="ce4"/>
          <table:table-cell table:style-name="ce7" office:value-type="string" calcext:value-type="string">
            <text:p>45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fill_rate</text:p>
          </table:table-cell>
          <table:table-cell table:style-name="ce4"/>
          <table:table-cell table:style-name="ce7" office:value-type="string" calcext:value-type="string">
            <text:p>30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xy_distance</text:p>
          </table:table-cell>
          <table:table-cell table:style-name="ce4"/>
          <table:table-cell table:style-name="ce7" office:value-type="string" calcext:value-type="string">
            <text:p>0.7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z_distance</text:p>
          </table:table-cell>
          <table:table-cell table:style-name="ce4"/>
          <table:table-cell table:style-name="ce7" office:value-type="string" calcext:value-type="string">
            <text:p>0.05</text:p>
          </table:table-cell>
          <table:table-cell table:style-name="ce4" table:number-columns-repeated="8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start.gcode</text:p>
          </table:table-cell>
          <table:table-cell/>
          <table:table-cell table:number-columns-repeated="9" table:style-name="ce2" office:value-type="string" calcext:value-type="string">
            <text:p>Ne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gin_config</text:p>
          </table:table-cell>
          <table:table-cell/>
          <table:table-cell table:style-name="ce8" office:value-type="string" calcext:value-type="string" table:number-columns-spanned="3" table:number-rows-spanned="1">
            <text:p>different different New (changes cooldown from 2mm to 3rd layer)</text:p>
          </table:table-cell>
          <table:covered-table-cell table:number-columns-repeated="2" table:style-name="ce2"/>
          <table:table-cell table:style-name="ce8" office:value-type="string" calcext:value-type="string" table:number-columns-spanned="3" table:number-rows-spanned="1">
            <text:p>Different</text:p>
          </table:table-cell>
          <table:covered-table-cell table:number-columns-repeated="2" table:style-name="ce2" office:value-type="string" calcext:value-type="string">
            <text:p>different</text:p>
          </table:covered-table-cell>
          <table:table-cell table:style-name="ce2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end.gcoce</text:p>
          </table:table-cell>
          <table:table-cell/>
          <table:table-cell table:style-name="ce2" table:number-columns-repeated="6"/>
          <table:table-cell table:number-columns-repeated="3" table:style-name="ce2" office:value-type="string" calcext:value-type="string">
            <text:p>New</text:p>
          </table:table-cell>
          <table:table-cell office:value-type="string" calcext:value-type="string">
            <text:p>←all changed to </text:p>
          </table:table-cell>
          <table:table-cell table:number-columns-repeated="2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IPS_gco" table:style-name="ta2">
        <table:table-column table:style-name="co2" table:number-columns-repeated="5" table:default-cell-style-name="ce6"/>
        <table:table-column table:style-name="co2" table:number-columns-repeated="4" table:default-cell-style-name="Default"/>
        <table:table-row table:style-name="ro4">
          <table:table-cell table:style-name="ce1" office:value-type="string" calcext:value-type="string">
            <text:p>HIPS Gcode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table:number-columns-repeated="6"/>
          <table:table-cell table:style-name="ce1" office:value-type="string" calcext:value-type="string">
            <text:p>End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2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8"/>
        </table:table-row>
      </table:table>
      <table:table table:name="ABS_gco" table:style-name="ta2">
        <table:table-column table:style-name="co2" table:number-columns-repeated="7" table:default-cell-style-name="ce6"/>
        <table:table-column table:style-name="co2" table:default-cell-style-name="Default"/>
        <table:table-row table:style-name="ro4">
          <table:table-cell table:style-name="Default" office:value-type="string" calcext:value-type="string">
            <text:p>ABS gcode</text:p>
          </table:table-cell>
          <table:table-cell table:style-name="Default" table:number-columns-repeated="6"/>
          <table:table-cell/>
        </table:table-row>
        <table:table-row table:style-name="ro2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6"/>
          <table:table-cell office:value-type="string" calcext:value-type="string">
            <text:p>End</text:p>
          </table:table-cell>
        </table:table-row>
        <table:table-row table:style-name="ro2" table:number-rows-repeated="3">
          <table:table-cell table:style-name="Default" table:number-columns-repeated="7"/>
          <table:table-cell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7"/>
        </table:table-row>
      </table:table>
      <table:table table:name="PLA_gco" table:style-name="ta2">
        <table:table-column table:style-name="co2" table:number-columns-repeated="6" table:default-cell-style-name="ce6"/>
        <table:table-column table:style-name="co2" table:number-columns-repeated="7" table:default-cell-style-name="Default"/>
        <table:table-row table:style-name="ro4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ce6" table:number-columns-repeated="6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table:style-name="ce6" office:value-type="string" calcext:value-type="string">
            <text:p>M400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table:style-name="ce6" office:value-type="string" calcext:value-type="string">
            <text:p>M104 S0 <text:s text:c="37"/>; hotend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table:style-name="ce6" office:value-type="string" calcext:value-type="string">
            <text:p>M140 S0 <text:s text:c="37"/>; heated bed heater off (if you have it)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table:style-name="ce6" office:value-type="string" calcext:value-type="string">
            <text:p>M107 <text:s text:c="40"/>; fans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table:style-name="ce6" office:value-type="string" calcext:value-type="string">
            <text:p>G92 E5 <text:s text:c="38"/>; set extruder to 5mm for retract on print end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table:style-name="ce6" office:value-type="string" calcext:value-type="string">
            <text:p>G1 X5 Y5 Z156 E0 F10000 <text:s text:c="21"/>; move to cooling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table:style-name="ce6" office:value-type="string" calcext:value-type="string">
            <text:p>M190 R50 <text:s text:c="36"/>; wait for bed to cool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table:style-name="ce6" office:value-type="string" calcext:value-type="string">
            <text:p>M104 S0 <text:s text:c="37"/>;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table:style-name="ce6" office:value-type="string" calcext:value-type="string">
            <text:p>G1 X145 Y175 Z156 F1000 <text:s text:c="21"/>; move to cooling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table:style-name="ce6" office:value-type="string" calcext:value-type="string">
            <text:p>M84 <text:s text:c="41"/>; steppers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table:style-name="ce6" office:value-type="string" calcext:value-type="string">
            <text:p>G90 <text:s text:c="41"/>; absolute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table:style-name="ce6" office:value-type="string" calcext:value-type="string">
            <text:p>;{profile_string}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M109 S140 <text:s text:c="19"/>; set to cleaning temp and wait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M109 S140 <text:s text:c="19"/>; heat up rest of way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140 <text:s text:c="19"/>; set to probing tem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300 <text:s text:c="19"/>; Set probing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2000 <text:s text:c="18"/>; Restore standard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5 <text:s text:c="22"/>; wait for bed to temp u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12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7:43:44.102012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5H30M4S</meta:editing-duration>
    <meta:editing-cycles>8</meta:editing-cycles>
    <meta:generator>LibreOffice/4.3.3.2$Linux_X86_64 LibreOffice_project/430m0$Build-2</meta:generator>
    <dc:date>2014-12-05T14:03:17.520284715</dc:date>
    <meta:document-statistic meta:table-count="4" meta:cell-count="599" meta:object-count="0"/>
  </office:meta>
</office:document-meta>
</file>